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1 Presentation projets. </text:p>
      <text:p text:style-name="P1"><text:tab/><text:tab/>1 Presentation générale Robocode</text:p>
      <text:p text:style-name="P1"><text:tab/><text:tab/>2 Presentation rôles</text:p>
      <text:p text:style-name="P1"><text:tab/><text:tab/>3 Problémes soulevés<text:tab/></text:p>
      <text:p text:style-name="P1"/>
      <text:p text:style-name="P1"><text:tab/>2 Analyse fonctionnel</text:p>
      <text:p text:style-name="P1"><text:tab/><text:tab/>1 Bete a corne.</text:p>
      <text:p text:style-name="P1"><text:tab/><text:tab/>2 ...</text:p>
      <text:p text:style-name="P1"/>
      <text:p text:style-name="P1"><text:tab/>3 Presentation API Robocode</text:p>
      <text:p text:style-name="P1"><text:tab/><text:tab/>1 Classe utiles</text:p>
      <text:p text:style-name="P1"/>
      <text:p text:style-name="P1"><text:tab/>4 Réseau de Neuronne</text:p>
      <text:p text:style-name="P1"><text:tab/><text:tab/>1 Introduction <text:s/>(Pourquoi?) </text:p>
      <text:p text:style-name="P1"><text:tab/><text:tab/>2 Choix Framework </text:p>
      <text:p text:style-name="P1"><text:tab/><text:tab/>3 Utilisation (Par rapport a l'api)</text:p>
      <text:p text:style-name="P1"/>
      <text:p text:style-name="P1"><text:tab/>5 Algorithme génétique</text:p>
      <text:p text:style-name="P1"><text:tab/><text:tab/>1 Introduction <text:s/>(Pourquoi?) </text:p>
      <text:p text:style-name="P1"><text:tab/><text:tab/>2 Choix Framework</text:p>
      <text:p text:style-name="P1"><text:tab/><text:tab/>3 Utilisation (Par rapport a l'api)</text:p>
      <text:p text:style-name="P1"><text:tab/></text:p>
      <text:p text:style-name="P1"><text:tab/>6 Conclusion</text:p>
      <text:p text:style-name="P1"><text:tab/><text:tab/>1.Calendrier</text:p>
      <text:p text:style-name="P1"><text:tab/><text:tab/>2,Remerci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3M23S</meta:editing-duration>
    <meta:editing-cycles>26</meta:editing-cycles>
    <meta:generator>OpenOffice.org/3.2$Win32 OpenOffice.org_project/320m18$Build-9502</meta:generator>
    <dc:date>2013-01-14T01:09:51.59</dc:date>
    <meta:print-date>2013-01-14T01:08:18.55</meta:print-date>
    <meta:document-statistic meta:table-count="0" meta:image-count="0" meta:object-count="0" meta:page-count="1" meta:paragraph-count="21" meta:word-count="64" meta:character-count="456"/>
    <meta:user-defined meta:name="Info 1"/>
    <meta:user-defined meta:name="Info 2"/>
    <meta:user-defined meta:name="Info 3"/>
    <meta:user-defined meta:name="Info 4"/>
  </office:meta>
</office:document-meta>
</file>